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matchedPageInputException.MismatchedPageInputException( String actionName , FlowController flowController , String actionOutputName , String forwardName , String expectedType , String actua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matchedPageInputException.getPageInpu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